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Bernie Sanders, 2019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We will no longer accept the absurdity of paying almost twice as much per capita on health care, while we have a lower life expectancy and worse health care outcomes than many other countries. </text:p>
          </draw:text-box>
        </draw:frame>
        <draw:frame draw:style-name="gr1" draw:text-style-name="P2" draw:layer="layout" svg:width="27.432cm" svg:height="2.384cm" svg:x="0.254cm" svg:y="12.856cm">
          <draw:text-box>
            <text:p>https://www.businessinsider.com/bernie-sanders-iowa-2020-rally-speech-transcript-2019-3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20:58:58.544818381</meta:creation-date>
    <dc:date>2019-05-29T21:29:02.083809963</dc:date>
    <meta:editing-duration>PT30M5S</meta:editing-duration>
    <meta:editing-cycles>2</meta:editing-cycles>
    <meta:generator>LibreOffice/6.0.7.3$Linux_X86_64 LibreOffice_project/00m0$Build-3</meta:generator>
    <meta:document-statistic meta:object-count="26"/>
  </office:meta>
</office:document-meta>
</file>